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3333ff" draw:textarea-horizontal-align="justify" draw:textarea-vertical-align="middle" draw:auto-grow-height="false" draw:shadow="visible" draw:shadow-offset-x="0.152cm" draw:shadow-offset-y="0.152cm" draw:shadow-opacity="90%"/>
    </style:style>
    <style:style style:name="gr2" style:family="graphic" style:parent-style-name="standard">
      <style:graphic-properties draw:fill="solid" draw:fill-color="#0084d1" draw:textarea-horizontal-align="justify" draw:textarea-vertical-align="middle" draw:auto-grow-height="false" draw:shadow="visible" draw:shadow-offset-x="0.152cm" draw:shadow-offset-y="0.152cm" draw:shadow-opacity="90%"/>
    </style:style>
    <style:style style:name="gr3" style:family="graphic" style:parent-style-name="standard">
      <style:graphic-properties draw:stroke="solid" draw:stroke-dash="Dashed_20__28_var_29_" svg:stroke-width="0.051cm" svg:stroke-color="#ffffff" draw:marker-start-width="0.276cm" draw:marker-end-width="0.276cm" draw:fill="none" draw:fill-color="#330066" draw:textarea-horizontal-align="justify" draw:textarea-vertical-align="middle" draw:auto-grow-height="false" fo:padding-top="0.15cm" fo:padding-bottom="0.15cm" fo:padding-left="0.275cm" fo:padding-right="0.275cm" draw:shadow="hidden"/>
    </style:style>
    <style:style style:name="gr4" style:family="graphic" style:parent-style-name="standard">
      <style:graphic-properties draw:textarea-horizontal-align="justify" draw:textarea-vertical-align="middle" draw:auto-grow-height="false" draw:shadow="visible" draw:shadow-offset-x="0.152cm" draw:shadow-offset-y="0.152cm" draw:shadow-opacity="90%"/>
    </style:style>
    <style:style style:name="gr5" style:family="graphic" style:parent-style-name="standard">
      <style:graphic-properties draw:fill="solid" draw:fill-color="#000066" draw:textarea-horizontal-align="justify" draw:textarea-vertical-align="middle" draw:auto-grow-height="false" draw:shadow="visible" draw:shadow-offset-x="0.152cm" draw:shadow-offset-y="0.152cm" draw:shadow-opacity="90%"/>
    </style:style>
    <style:style style:name="gr6" style:family="graphic" style:parent-style-name="objectwithoutfill">
      <style:graphic-properties svg:stroke-color="#3333ff" draw:marker-end="Arrow" draw:marker-end-width="0.3cm" draw:fill="none" draw:textarea-vertical-align="middle" draw:shadow="hidden"/>
    </style:style>
    <style:style style:name="gr7" style:family="graphic" style:parent-style-name="objectwithoutfill">
      <style:graphic-properties svg:stroke-color="#000099" draw:marker-end="Arrow" draw:marker-end-width="0.3cm" draw:fill="none" draw:textarea-vertical-align="middle" draw:shadow="hidden"/>
    </style:style>
    <style:style style:name="gr8" style:family="graphic" style:parent-style-name="objectwithoutfill">
      <style:graphic-properties svg:stroke-color="#9900ff" draw:marker-end="Arrow" draw:marker-end-width="0.3cm" draw:fill="none" draw:textarea-vertical-align="middle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11" style:family="graphic" style:parent-style-name="objectwithoutfill">
      <style:graphic-properties svg:stroke-color="#666666" draw:marker-end="Arrow" draw:marker-end-width="0.3cm" draw:fill="none" draw:textarea-vertical-align="middle"/>
    </style:style>
    <style:style style:name="gr12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13" style:family="graphic" style:parent-style-name="standard">
      <style:graphic-properties draw:stroke="solid" svg:stroke-color="#dddddd" draw:fill="solid" draw:fill-color="#cfe7f5" draw:opacity="100%" draw:textarea-horizontal-align="justify" draw:textarea-vertical-align="middle" draw:auto-grow-height="false" draw:shadow="visible" draw:shadow-offset-x="0.152cm" draw:shadow-offset-y="0.152cm" draw:shadow-opacity="50%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12pt" style:font-size-asian="12pt" style:font-size-complex="12pt"/>
    </style:style>
    <style:style style:name="P3" style:family="paragraph">
      <style:paragraph-properties fo:text-align="center"/>
      <style:text-properties fo:color="#ffffff"/>
    </style:style>
    <style:style style:name="P4" style:family="paragraph">
      <style:paragraph-properties fo:text-align="center"/>
      <style:text-properties fo:color="#1c1c1c"/>
    </style:style>
    <style:style style:name="P5" style:family="paragraph">
      <style:paragraph-properties fo:text-align="center"/>
      <style:text-properties fo:color="#1c1c1c" fo:font-size="10pt" style:font-size-asian="10pt" style:font-size-complex="10pt"/>
    </style:style>
    <style:style style:name="P6" style:family="paragraph">
      <style:paragraph-properties fo:text-align="center"/>
      <style:text-properties fo:color="#333333"/>
    </style:style>
    <style:style style:name="P7" style:family="paragraph">
      <style:paragraph-properties fo:text-align="center"/>
      <style:text-properties fo:color="#333333" fo:font-size="10pt" style:font-size-asian="10pt" style:font-size-complex="10pt"/>
    </style:style>
    <style:style style:name="T1" style:family="text">
      <style:text-properties fo:color="#ffffff" fo:font-size="12pt" style:font-size-asian="12pt" style:font-size-complex="12pt"/>
    </style:style>
    <style:style style:name="T2" style:family="text">
      <style:text-properties fo:color="#ffffff"/>
    </style:style>
    <style:style style:name="T3" style:family="text">
      <style:text-properties fo:color="#1c1c1c" fo:font-size="10pt" style:font-size-asian="10pt" style:font-size-complex="10pt"/>
    </style:style>
    <style:style style:name="T4" style:family="text">
      <style:text-properties fo:color="#333333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3.175cm" svg:height="1.016cm" svg:x="11.43cm" svg:y="6.336cm">
          <text:p text:style-name="P1"><text:span text:style-name="T1">VirtIO driver</text:span></text:p>
          <text:p text:style-name="P1"><text:span text:style-name="T1">backen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4" draw:id="id4" draw:layer="layout" svg:width="3.175cm" svg:height="1.016cm" svg:x="7.684cm" svg:y="6.336cm">
          <text:p text:style-name="P1"><text:span text:style-name="T1">Interf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7" draw:id="id7" draw:layer="layout" svg:width="3.175cm" svg:height="1.016cm" svg:x="3.937cm" svg:y="6.336cm">
          <text:p text:style-name="P1"><text:span text:style-name="T1">IO emulato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7.803cm" svg:height="2.204cm" svg:x="0.802cm" svg:y="7.321cm">
          <text:p text:style-name="P1"/>
          <text:p text:style-name="P1">Hypervisor</text:p>
          <draw:enhanced-geometry svg:viewBox="0 0 21600 21600" draw:mirror-horizontal="false" draw:mirror-vertical="false" draw:extrusion="false" draw:type="rectangle" draw:enhanced-path="M 0 0 L 21600 0 21600 21600 0 21600 0 0 Z N"/>
        </draw:custom-shape>
        <draw:custom-shape draw:style-name="gr3" draw:text-style-name="P2" xml:id="id8" draw:id="id8" draw:layer="layout" svg:width="3.175cm" svg:height="0.554cm" svg:x="15.024cm" svg:y="7.654cm">
          <text:p text:style-name="P1"><text:span text:style-name="T1">Driv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10" draw:id="id10" draw:layer="layout" svg:width="3.175cm" svg:height="0.559cm" svg:x="1.17cm" svg:y="7.652cm">
          <text:p text:style-name="P3"><text:span text:style-name="T1">Passthrough</text:span></text:p>
          <draw:enhanced-geometry svg:viewBox="0 0 21600 21600" draw:mirror-horizontal="false" draw:mirror-vertical="false" draw:extrusion="false" draw:type="rectangle" draw:enhanced-path="M 0 0 L 21600 0 21600 21600 0 21600 0 0 Z N"/>
        </draw:custom-shape>
        <draw:custom-shape draw:style-name="gr4" draw:text-style-name="P1" draw:layer="layout" svg:width="13.843cm" svg:height="1.524cm" svg:x="0.2cm" svg:y="1.517cm">
          <text:p text:style-name="P1">Guest 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" draw:id="id1" draw:layer="layout" svg:width="3.175cm" svg:height="1.016cm" svg:x="10.16cm" svg:y="2.921cm">
          <text:p text:style-name="P1"><text:span text:style-name="T1">VirtIO driver</text:span></text:p>
          <text:p text:style-name="P1"><text:span text:style-name="T1">front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6" draw:id="id6" draw:layer="layout" svg:width="2.332cm" svg:height="1.016cm" svg:x="0.889cm" svg:y="2.921cm">
          <text:p text:style-name="P1"><text:span text:style-name="T1">Unmodified</text:span></text:p>
          <text:p text:style-name="P1"><text:span text:style-name="T1">driv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3" draw:id="id3" draw:layer="layout" svg:width="3.175cm" svg:height="1.016cm" svg:x="6.611cm" svg:y="2.921cm">
          <text:p text:style-name="P1"><text:span text:style-name="T1">Paravirtualized</text:span></text:p>
          <text:p text:style-name="P1"><text:span text:style-name="T1">dri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9" draw:id="id9" draw:layer="layout" svg:width="2.337cm" svg:height="1.016cm" svg:x="3.748cm" svg:y="2.921cm">
          <text:p text:style-name="P1"><text:span text:style-name="T1">Unmodified</text:span></text:p>
          <text:p text:style-name="P1"><text:span text:style-name="T1">driv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xml:id="id11" draw:id="id11" draw:layer="layout" svg:width="17.526cm" svg:height="1.016cm" svg:x="0.937cm" svg:y="10.355cm">
          <text:p text:style-name="P1"><text:span text:style-name="T2">Hardware</text:span></text:p>
          <draw:enhanced-geometry svg:viewBox="0 0 21600 21600" draw:mirror-horizontal="false" draw:mirror-vertical="false" draw:extrusion="false" draw:type="rectangle" draw:enhanced-path="M 0 0 L 21600 0 21600 21600 0 21600 0 0 Z N"/>
        </draw:custom-shape>
        <draw:custom-shape draw:style-name="gr4" draw:text-style-name="P1" draw:layer="layout" svg:width="4.572cm" svg:height="1.524cm" svg:x="14.397cm" svg:y="1.517cm">
          <text:p text:style-name="P1">Guest 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5" draw:id="id5" draw:layer="layout" svg:width="3.175cm" svg:height="1.016cm" svg:x="15.096cm" svg:y="2.891cm">
          <text:p text:style-name="P1"><text:span text:style-name="T1">VirtIO driver</text:span></text:p>
          <text:p text:style-name="P1"><text:span text:style-name="T1">fronten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curve" draw:line-skew="-0.191cm" svg:x1="11.747cm" svg:y1="3.937cm" svg:x2="13.017cm" svg:y2="6.336cm" draw:start-shape="id1" draw:start-glue-point="2" draw:end-shape="id2" draw:end-glue-point="0" svg:d="M11747 3937c0 1627 1270 428 1270 2399" svg:viewBox="0 0 1271 2400">
          <text:p/>
        </draw:connector>
        <draw:connector draw:style-name="gr7" draw:text-style-name="P1" draw:layer="layout" draw:type="curve" svg:x1="8.198cm" svg:y1="3.937cm" svg:x2="9.271cm" svg:y2="6.336cm" draw:start-shape="id3" draw:start-glue-point="2" draw:end-shape="id4" svg:d="M8198 3937c0 1914 1073 715 1073 2399" svg:viewBox="0 0 1074 2400">
          <text:p/>
        </draw:connector>
        <draw:connector draw:style-name="gr6" draw:text-style-name="P1" draw:layer="layout" draw:type="curve" draw:line-skew="-0.512cm" svg:x1="16.683cm" svg:y1="3.907cm" svg:x2="13.017cm" svg:y2="6.336cm" draw:start-shape="id5" draw:start-glue-point="2" draw:end-shape="id2" draw:end-glue-point="0" svg:d="M16683 3907c0 1168-3666-46-3666 2429" svg:viewBox="0 0 3667 2430">
          <text:p/>
        </draw:connector>
        <draw:connector draw:style-name="gr8" draw:text-style-name="P1" draw:layer="layout" draw:type="curve" svg:x1="2.055cm" svg:y1="3.937cm" svg:x2="5.524cm" svg:y2="6.336cm" draw:start-shape="id6" draw:start-glue-point="2" draw:end-shape="id7" draw:end-glue-point="0" svg:d="M2055 3937c0 1914 3469 715 3469 2399" svg:viewBox="0 0 3470 2400">
          <text:p/>
        </draw:connector>
        <draw:connector draw:style-name="gr9" draw:text-style-name="P1" draw:layer="layout" draw:type="curve" svg:x1="13.017cm" svg:y1="7.352cm" svg:x2="15.024cm" svg:y2="7.931cm" draw:start-shape="id2" draw:start-glue-point="2" draw:end-shape="id8" draw:end-glue-point="3" svg:d="M13017 7352c0 386 669 579 2007 579" svg:viewBox="0 0 2008 580">
          <text:p/>
        </draw:connector>
        <draw:connector draw:style-name="gr10" draw:text-style-name="P1" draw:layer="layout" draw:type="curve" draw:line-skew="0.133cm 2.645cm" svg:x1="5.524cm" svg:y1="7.352cm" svg:x2="15.024cm" svg:y2="7.931cm" draw:start-shape="id7" draw:start-glue-point="2" draw:end-shape="id8" draw:end-glue-point="3" svg:d="M5524 7352c0 1179 4126 982 6033 832s1595-253 3467-253" svg:viewBox="0 0 9501 947">
          <text:p/>
        </draw:connector>
        <draw:connector draw:style-name="gr11" draw:text-style-name="P1" draw:layer="layout" draw:type="curve" draw:line-skew="0.291cm" svg:x1="4.916cm" svg:y1="3.937cm" svg:x2="2.757cm" svg:y2="7.652cm" draw:start-shape="id9" draw:start-glue-point="2" draw:end-shape="id10" draw:end-glue-point="0" svg:d="M4916 3937c0 3318-2159 1461-2159 3715" svg:viewBox="0 0 2160 3716">
          <text:p/>
        </draw:connector>
        <draw:connector draw:style-name="gr11" draw:text-style-name="P1" draw:layer="layout" draw:type="curve" svg:x1="1.17cm" svg:y1="7.931cm" svg:x2="0.937cm" svg:y2="10.863cm" draw:start-shape="id10" draw:start-glue-point="3" draw:end-shape="id11" draw:end-glue-point="3" svg:d="M1170 7931c-1101 0-984 2932-233 2932" svg:viewBox="0 0 813 2933">
          <text:p/>
        </draw:connector>
        <draw:connector draw:style-name="gr9" draw:text-style-name="P1" draw:layer="layout" draw:type="curve" svg:x1="18.199cm" svg:y1="7.931cm" svg:x2="18.463cm" svg:y2="10.863cm" draw:start-shape="id8" draw:end-shape="id11" draw:end-glue-point="1" svg:d="M18199 7931c1375 0 1243 2932 264 2932" svg:viewBox="0 0 1016 2933">
          <text:p/>
        </draw:connector>
        <draw:connector draw:style-name="gr12" draw:text-style-name="P1" draw:layer="layout" draw:type="curve" draw:line-skew="-0.013cm 0.714cm" svg:x1="9.271cm" svg:y1="7.352cm" svg:x2="15.024cm" svg:y2="7.931cm" draw:start-shape="id4" draw:start-glue-point="2" draw:end-shape="id8" draw:end-glue-point="3" svg:d="M9271 7352c0 960 2223 799 3172 704s622-125 2581-125" svg:viewBox="0 0 5754 778">
          <text:p/>
        </draw:connector>
        <draw:connector draw:style-name="gr11" draw:text-style-name="P1" draw:layer="layout" draw:type="curve" svg:x1="4.916cm" svg:y1="3.937cm" svg:x2="5.524cm" svg:y2="6.336cm" draw:start-shape="id9" draw:start-glue-point="2" draw:end-shape="id7" svg:d="M4916 3937c0 1914 608 715 608 2399" svg:viewBox="0 0 609 2400">
          <text:p/>
        </draw:connector>
        <draw:custom-shape draw:style-name="gr13" draw:text-style-name="P5" draw:layer="layout" svg:width="2.667cm" svg:height="1.905cm" svg:x="19.558cm" svg:y="1.327cm">
          <text:p text:style-name="P4"><text:span text:style-name="T3">Guest OS</text:span></text:p>
          <text:p text:style-name="P4"><text:span text:style-name="T3">configuration /</text:span></text:p>
          <text:p text:style-name="P4"><text:span text:style-name="T3">Linux kernel</text:span></text:p>
          <text:p text:style-name="P4"><text:span text:style-name="T3">device tre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5" draw:layer="layout" svg:width="2.667cm" svg:height="0.889cm" svg:x="19.558cm" svg:y="4.832cm">
          <text:p text:style-name="P4"><text:span text:style-name="T3">Xvisor guest</text:span></text:p>
          <text:p text:style-name="P4"><text:span text:style-name="T3">device tre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5" draw:layer="layout" svg:width="2.667cm" svg:height="1.397cm" svg:x="19.558cm" svg:y="7.575cm">
          <text:p text:style-name="P4"><text:span text:style-name="T3">Xvisor</text:span></text:p>
          <text:p text:style-name="P4"><text:span text:style-name="T3">host/board</text:span></text:p>
          <text:p text:style-name="P4"><text:span text:style-name="T3">device tre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5" draw:layer="layout" svg:width="7.239cm" svg:height="0.889cm" svg:x="3.502cm" svg:y="0.762cm">
          <text:p text:style-name="P4"><text:span text:style-name="T3">Guest 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7" draw:layer="layout" svg:width="3.048cm" svg:height="0.889cm" svg:x="15.146cm" svg:y="0.762cm">
          <text:p text:style-name="P6"><text:span text:style-name="T4">Guest OS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2.86cm" fo:page-height="11.68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30T08:58:19.614719361</meta:creation-date>
    <dc:date>2015-01-31T02:11:56.985500885</dc:date>
    <meta:editing-duration>PT11H27M23S</meta:editing-duration>
    <meta:editing-cycles>15</meta:editing-cycles>
    <meta:generator>LibreOffice/4.2.6.3$Linux_X86_64 LibreOffice_project/420m0$Build-3</meta:generator>
    <meta:document-statistic meta:object-count="30"/>
  </office:meta>
</office:document-meta>
</file>